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a59db" officeooo:paragraph-rsid="002a59db" style:font-weight-asian="bold" style:font-weight-complex="bold"/>
    </style:style>
    <style:style style:name="P3" style:family="paragraph" style:parent-style-name="Standard">
      <style:text-properties fo:font-weight="bold" officeooo:rsid="002a59db" officeooo:paragraph-rsid="009f4a19" style:font-weight-asian="bold" style:font-weight-complex="bold"/>
    </style:style>
    <style:style style:name="P4" style:family="paragraph" style:parent-style-name="Standard">
      <style:text-properties fo:font-weight="bold" officeooo:rsid="002a59db" officeooo:paragraph-rsid="00a004d3" style:font-weight-asian="bold" style:font-weight-complex="bold"/>
    </style:style>
    <style:style style:name="P5" style:family="paragraph" style:parent-style-name="Standard">
      <style:text-properties fo:font-weight="bold" officeooo:rsid="002a59db" officeooo:paragraph-rsid="00c68340" style:font-weight-asian="bold" style:font-weight-complex="bold"/>
    </style:style>
    <style:style style:name="P6" style:family="paragraph" style:parent-style-name="Standard">
      <style:text-properties fo:font-weight="bold" officeooo:rsid="002a59db" officeooo:paragraph-rsid="00ca8e39" style:font-weight-asian="bold" style:font-weight-complex="bold"/>
    </style:style>
    <style:style style:name="P7" style:family="paragraph" style:parent-style-name="Standard">
      <style:text-properties fo:font-weight="bold" officeooo:rsid="002a59db" officeooo:paragraph-rsid="00cdd45c" style:font-weight-asian="bold" style:font-weight-complex="bold"/>
    </style:style>
    <style:style style:name="P8" style:family="paragraph" style:parent-style-name="Standard">
      <style:text-properties officeooo:paragraph-rsid="0014456f"/>
    </style:style>
    <style:style style:name="P9" style:family="paragraph" style:parent-style-name="Standard">
      <style:text-properties officeooo:paragraph-rsid="002a59db"/>
    </style:style>
    <style:style style:name="P10" style:family="paragraph" style:parent-style-name="Standard">
      <style:text-properties officeooo:paragraph-rsid="0039af6c"/>
    </style:style>
    <style:style style:name="P11" style:family="paragraph" style:parent-style-name="Standard">
      <style:text-properties officeooo:paragraph-rsid="0039d877"/>
    </style:style>
    <style:style style:name="P12" style:family="paragraph" style:parent-style-name="Standard">
      <style:text-properties officeooo:paragraph-rsid="003d10f5"/>
    </style:style>
    <style:style style:name="P13" style:family="paragraph" style:parent-style-name="Standard">
      <style:text-properties officeooo:paragraph-rsid="00424935"/>
    </style:style>
    <style:style style:name="P14" style:family="paragraph" style:parent-style-name="Standard">
      <style:text-properties officeooo:paragraph-rsid="0067381d"/>
    </style:style>
    <style:style style:name="P15" style:family="paragraph" style:parent-style-name="Standard">
      <style:text-properties fo:font-weight="normal" officeooo:rsid="002f4885" officeooo:paragraph-rsid="002a59db" style:font-weight-asian="normal" style:font-weight-complex="normal"/>
    </style:style>
    <style:style style:name="P16" style:family="paragraph" style:parent-style-name="Standard">
      <style:text-properties fo:font-weight="normal" officeooo:rsid="002f4885" officeooo:paragraph-rsid="00a89985" style:font-weight-asian="normal" style:font-weight-complex="normal"/>
    </style:style>
    <style:style style:name="P17" style:family="paragraph" style:parent-style-name="Standard">
      <style:text-properties fo:font-weight="normal" officeooo:rsid="002f4885" officeooo:paragraph-rsid="00c2e831" style:font-weight-asian="normal" style:font-weight-complex="normal"/>
    </style:style>
    <style:style style:name="P18" style:family="paragraph" style:parent-style-name="Standard">
      <style:text-properties fo:font-weight="normal" officeooo:rsid="002f4885" officeooo:paragraph-rsid="00c8ba3e" style:font-weight-asian="normal" style:font-weight-complex="normal"/>
    </style:style>
    <style:style style:name="P19" style:family="paragraph" style:parent-style-name="Standard">
      <style:text-properties officeooo:paragraph-rsid="009f4a19"/>
    </style:style>
    <style:style style:name="P20" style:family="paragraph" style:parent-style-name="Standard">
      <style:text-properties officeooo:paragraph-rsid="00a03f9f"/>
    </style:style>
    <style:style style:name="P21" style:family="paragraph" style:parent-style-name="Standard">
      <style:text-properties officeooo:rsid="00a66ee1" officeooo:paragraph-rsid="00a66ee1"/>
    </style:style>
    <style:style style:name="P22" style:family="paragraph" style:parent-style-name="Standard">
      <style:text-properties officeooo:paragraph-rsid="00a6cd8e"/>
    </style:style>
    <style:style style:name="P23" style:family="paragraph" style:parent-style-name="Standard">
      <style:text-properties officeooo:paragraph-rsid="00a84af8"/>
    </style:style>
    <style:style style:name="P24" style:family="paragraph" style:parent-style-name="Standard">
      <style:text-properties officeooo:paragraph-rsid="00a89985"/>
    </style:style>
    <style:style style:name="P25" style:family="paragraph" style:parent-style-name="Standard">
      <style:text-properties officeooo:rsid="0050213c" officeooo:paragraph-rsid="00a84af8"/>
    </style:style>
    <style:style style:name="P26" style:family="paragraph" style:parent-style-name="Standard">
      <style:text-properties officeooo:paragraph-rsid="00c2e831"/>
    </style:style>
    <style:style style:name="P27" style:family="paragraph" style:parent-style-name="Standard">
      <style:text-properties officeooo:paragraph-rsid="00c8ba3e"/>
    </style:style>
    <style:style style:name="P28" style:family="paragraph" style:parent-style-name="Standard">
      <style:text-properties fo:font-weight="bold" officeooo:rsid="002a59db" officeooo:paragraph-rsid="00c68340" style:font-weight-asian="bold" style:font-weight-complex="bold"/>
    </style:style>
    <style:style style:name="P29" style:family="paragraph" style:parent-style-name="Standard">
      <style:text-properties officeooo:paragraph-rsid="00c68340"/>
    </style:style>
    <style:style style:name="T1" style:family="text">
      <style:text-properties fo:font-weight="bold" style:font-weight-asian="bold" style:font-weight-complex="bold"/>
    </style:style>
    <style:style style:name="T2" style:family="text">
      <style:text-properties fo:font-weight="bold" officeooo:rsid="002a59db" style:font-weight-asian="bold" style:font-weight-complex="bold"/>
    </style:style>
    <style:style style:name="T3" style:family="text">
      <style:text-properties fo:font-weight="bold" officeooo:rsid="009f4a19" style:font-weight-asian="bold" style:font-weight-complex="bold"/>
    </style:style>
    <style:style style:name="T4" style:family="text">
      <style:text-properties fo:font-weight="bold" officeooo:rsid="00a6cd8e" style:font-weight-asian="bold" style:font-weight-complex="bold"/>
    </style:style>
    <style:style style:name="T5" style:family="text">
      <style:text-properties officeooo:rsid="00171e98"/>
    </style:style>
    <style:style style:name="T6" style:family="text">
      <style:text-properties officeooo:rsid="00179e07"/>
    </style:style>
    <style:style style:name="T7" style:family="text">
      <style:text-properties officeooo:rsid="001983ca"/>
    </style:style>
    <style:style style:name="T8" style:family="text">
      <style:text-properties officeooo:rsid="001c546e"/>
    </style:style>
    <style:style style:name="T9" style:family="text">
      <style:text-properties officeooo:rsid="001d34ad"/>
    </style:style>
    <style:style style:name="T10" style:family="text">
      <style:text-properties officeooo:rsid="001d35b8"/>
    </style:style>
    <style:style style:name="T11" style:family="text">
      <style:text-properties officeooo:rsid="001f1b89"/>
    </style:style>
    <style:style style:name="T12" style:family="text">
      <style:text-properties officeooo:rsid="00211b0a"/>
    </style:style>
    <style:style style:name="T13" style:family="text">
      <style:text-properties officeooo:rsid="0026eb0d"/>
    </style:style>
    <style:style style:name="T14" style:family="text">
      <style:text-properties officeooo:rsid="0031abbd"/>
    </style:style>
    <style:style style:name="T15" style:family="text">
      <style:text-properties officeooo:rsid="00341459"/>
    </style:style>
    <style:style style:name="T16" style:family="text">
      <style:text-properties officeooo:rsid="003576bb"/>
    </style:style>
    <style:style style:name="T17" style:family="text">
      <style:text-properties officeooo:rsid="0037f99a"/>
    </style:style>
    <style:style style:name="T18" style:family="text">
      <style:text-properties officeooo:rsid="0039af6c"/>
    </style:style>
    <style:style style:name="T19" style:family="text">
      <style:text-properties officeooo:rsid="0039d877"/>
    </style:style>
    <style:style style:name="T20" style:family="text">
      <style:text-properties officeooo:rsid="003b7d43"/>
    </style:style>
    <style:style style:name="T21" style:family="text">
      <style:text-properties officeooo:rsid="003c1d3d"/>
    </style:style>
    <style:style style:name="T22" style:family="text">
      <style:text-properties officeooo:rsid="003d10f5"/>
    </style:style>
    <style:style style:name="T23" style:family="text">
      <style:text-properties officeooo:rsid="0040b8b1"/>
    </style:style>
    <style:style style:name="T24" style:family="text">
      <style:text-properties officeooo:rsid="004178c0"/>
    </style:style>
    <style:style style:name="T25" style:family="text">
      <style:text-properties officeooo:rsid="00424935"/>
    </style:style>
    <style:style style:name="T26" style:family="text">
      <style:text-properties style:text-underline-style="none" officeooo:rsid="004178c0"/>
    </style:style>
    <style:style style:name="T27" style:family="text">
      <style:text-properties officeooo:rsid="00449029"/>
    </style:style>
    <style:style style:name="T28" style:family="text">
      <style:text-properties officeooo:rsid="004511b5"/>
    </style:style>
    <style:style style:name="T29" style:family="text">
      <style:text-properties officeooo:rsid="004975fa"/>
    </style:style>
    <style:style style:name="T30" style:family="text">
      <style:text-properties officeooo:rsid="004b03ba"/>
    </style:style>
    <style:style style:name="T31" style:family="text">
      <style:text-properties officeooo:rsid="004bdacc"/>
    </style:style>
    <style:style style:name="T32" style:family="text">
      <style:text-properties officeooo:rsid="004e83a1"/>
    </style:style>
    <style:style style:name="T33" style:family="text">
      <style:text-properties officeooo:rsid="0050213c"/>
    </style:style>
    <style:style style:name="T34" style:family="text">
      <style:text-properties style:text-line-through-style="none" style:text-line-through-type="none" officeooo:rsid="0050213c"/>
    </style:style>
    <style:style style:name="T35" style:family="text">
      <style:text-properties officeooo:rsid="005b896a"/>
    </style:style>
    <style:style style:name="T36" style:family="text">
      <style:text-properties officeooo:rsid="005d56c1"/>
    </style:style>
    <style:style style:name="T37" style:family="text">
      <style:text-properties officeooo:rsid="005f4ee9"/>
    </style:style>
    <style:style style:name="T38" style:family="text">
      <style:text-properties officeooo:rsid="0060be28"/>
    </style:style>
    <style:style style:name="T39" style:family="text">
      <style:text-properties officeooo:rsid="00629ca1"/>
    </style:style>
    <style:style style:name="T40" style:family="text">
      <style:text-properties officeooo:rsid="00655efb"/>
    </style:style>
    <style:style style:name="T41" style:family="text">
      <style:text-properties officeooo:rsid="00668105"/>
    </style:style>
    <style:style style:name="T42" style:family="text">
      <style:text-properties officeooo:rsid="0067381d"/>
    </style:style>
    <style:style style:name="T43" style:family="text">
      <style:text-properties officeooo:rsid="00688e1d"/>
    </style:style>
    <style:style style:name="T44" style:family="text">
      <style:text-properties officeooo:rsid="006a75ef"/>
    </style:style>
    <style:style style:name="T45" style:family="text">
      <style:text-properties officeooo:rsid="006ba032"/>
    </style:style>
    <style:style style:name="T46" style:family="text">
      <style:text-properties officeooo:rsid="006d8ea5"/>
    </style:style>
    <style:style style:name="T47" style:family="text">
      <style:text-properties officeooo:rsid="006e8bb6"/>
    </style:style>
    <style:style style:name="T48" style:family="text">
      <style:text-properties officeooo:rsid="00700141"/>
    </style:style>
    <style:style style:name="T49" style:family="text">
      <style:text-properties officeooo:rsid="007086d4"/>
    </style:style>
    <style:style style:name="T50" style:family="text">
      <style:text-properties officeooo:rsid="0070fddb"/>
    </style:style>
    <style:style style:name="T51" style:family="text">
      <style:text-properties officeooo:rsid="00721520"/>
    </style:style>
    <style:style style:name="T52" style:family="text">
      <style:text-properties officeooo:rsid="0073bf0d"/>
    </style:style>
    <style:style style:name="T53" style:family="text">
      <style:text-properties officeooo:rsid="00758811"/>
    </style:style>
    <style:style style:name="T54" style:family="text">
      <style:text-properties officeooo:rsid="00775a06"/>
    </style:style>
    <style:style style:name="T55" style:family="text">
      <style:text-properties officeooo:rsid="0079d150"/>
    </style:style>
    <style:style style:name="T56" style:family="text">
      <style:text-properties officeooo:rsid="007a3b6c"/>
    </style:style>
    <style:style style:name="T57" style:family="text">
      <style:text-properties officeooo:rsid="007a948d"/>
    </style:style>
    <style:style style:name="T58" style:family="text">
      <style:text-properties officeooo:rsid="007b86bf"/>
    </style:style>
    <style:style style:name="T59" style:family="text">
      <style:text-properties officeooo:rsid="007c44ba"/>
    </style:style>
    <style:style style:name="T60" style:family="text">
      <style:text-properties officeooo:rsid="007c9848"/>
    </style:style>
    <style:style style:name="T61" style:family="text">
      <style:text-properties officeooo:rsid="007da2ae"/>
    </style:style>
    <style:style style:name="T62" style:family="text">
      <style:text-properties officeooo:rsid="007f77af"/>
    </style:style>
    <style:style style:name="T63" style:family="text">
      <style:text-properties officeooo:rsid="0081736b"/>
    </style:style>
    <style:style style:name="T64" style:family="text">
      <style:text-properties officeooo:rsid="0081cef8"/>
    </style:style>
    <style:style style:name="T65" style:family="text">
      <style:text-properties officeooo:rsid="0082e544"/>
    </style:style>
    <style:style style:name="T66" style:family="text">
      <style:text-properties officeooo:rsid="0083e813"/>
    </style:style>
    <style:style style:name="T67" style:family="text">
      <style:text-properties fo:font-weight="normal" style:font-weight-asian="normal" style:font-weight-complex="normal"/>
    </style:style>
    <style:style style:name="T68" style:family="text">
      <style:text-properties fo:font-weight="normal" officeooo:rsid="002f4885" style:font-weight-asian="normal" style:font-weight-complex="normal"/>
    </style:style>
    <style:style style:name="T69" style:family="text">
      <style:text-properties fo:font-weight="normal" officeooo:rsid="0083e813" style:font-weight-asian="normal" style:font-weight-complex="normal"/>
    </style:style>
    <style:style style:name="T70" style:family="text">
      <style:text-properties fo:font-weight="normal" officeooo:rsid="00858331" style:font-weight-asian="normal" style:font-weight-complex="normal"/>
    </style:style>
    <style:style style:name="T71" style:family="text">
      <style:text-properties fo:font-weight="normal" officeooo:rsid="0087e3f4" style:font-weight-asian="normal" style:font-weight-complex="normal"/>
    </style:style>
    <style:style style:name="T72" style:family="text">
      <style:text-properties fo:font-weight="normal" officeooo:rsid="008874ee" style:font-weight-asian="normal" style:font-weight-complex="normal"/>
    </style:style>
    <style:style style:name="T73" style:family="text">
      <style:text-properties fo:font-weight="normal" officeooo:rsid="008988bb" style:font-weight-asian="normal" style:font-weight-complex="normal"/>
    </style:style>
    <style:style style:name="T74" style:family="text">
      <style:text-properties fo:font-weight="normal" officeooo:rsid="008a7f87" style:font-weight-asian="normal" style:font-weight-complex="normal"/>
    </style:style>
    <style:style style:name="T75" style:family="text">
      <style:text-properties fo:font-weight="normal" officeooo:rsid="008c1d11" style:font-weight-asian="normal" style:font-weight-complex="normal"/>
    </style:style>
    <style:style style:name="T76" style:family="text">
      <style:text-properties fo:font-weight="normal" officeooo:rsid="008c912a" style:font-weight-asian="normal" style:font-weight-complex="normal"/>
    </style:style>
    <style:style style:name="T77" style:family="text">
      <style:text-properties fo:font-weight="normal" officeooo:rsid="008fc8ad" style:font-weight-asian="normal" style:font-weight-complex="normal"/>
    </style:style>
    <style:style style:name="T78" style:family="text">
      <style:text-properties fo:font-weight="normal" officeooo:rsid="00930aca" style:font-weight-asian="normal" style:font-weight-complex="normal"/>
    </style:style>
    <style:style style:name="T79" style:family="text">
      <style:text-properties fo:font-weight="normal" officeooo:rsid="00982f26" style:font-weight-asian="normal" style:font-weight-complex="normal"/>
    </style:style>
    <style:style style:name="T80" style:family="text">
      <style:text-properties fo:font-weight="normal" officeooo:rsid="009f4a19" style:font-weight-asian="normal" style:font-weight-complex="normal"/>
    </style:style>
    <style:style style:name="T81" style:family="text">
      <style:text-properties fo:font-weight="normal" officeooo:rsid="00a004d3" style:font-weight-asian="normal" style:font-weight-complex="normal"/>
    </style:style>
    <style:style style:name="T82" style:family="text">
      <style:text-properties fo:font-weight="normal" officeooo:rsid="00ad2784" style:font-weight-asian="normal" style:font-weight-complex="normal"/>
    </style:style>
    <style:style style:name="T83" style:family="text">
      <style:text-properties fo:font-weight="normal" officeooo:rsid="00ae82da" style:font-weight-asian="normal" style:font-weight-complex="normal"/>
    </style:style>
    <style:style style:name="T84" style:family="text">
      <style:text-properties fo:font-weight="normal" officeooo:rsid="00b03d34" style:font-weight-asian="normal" style:font-weight-complex="normal"/>
    </style:style>
    <style:style style:name="T85" style:family="text">
      <style:text-properties fo:font-weight="normal" officeooo:rsid="00b1f695" style:font-weight-asian="normal" style:font-weight-complex="normal"/>
    </style:style>
    <style:style style:name="T86" style:family="text">
      <style:text-properties fo:font-weight="normal" officeooo:rsid="00b27126" style:font-weight-asian="normal" style:font-weight-complex="normal"/>
    </style:style>
    <style:style style:name="T87" style:family="text">
      <style:text-properties fo:font-weight="normal" officeooo:rsid="00b382fe" style:font-weight-asian="normal" style:font-weight-complex="normal"/>
    </style:style>
    <style:style style:name="T88" style:family="text">
      <style:text-properties fo:font-weight="normal" officeooo:rsid="00b575a8" style:font-weight-asian="normal" style:font-weight-complex="normal"/>
    </style:style>
    <style:style style:name="T89" style:family="text">
      <style:text-properties fo:font-weight="normal" officeooo:rsid="00b77559" style:font-weight-asian="normal" style:font-weight-complex="normal"/>
    </style:style>
    <style:style style:name="T90" style:family="text">
      <style:text-properties fo:font-weight="normal" officeooo:rsid="00baa6b1" style:font-weight-asian="normal" style:font-weight-complex="normal"/>
    </style:style>
    <style:style style:name="T91" style:family="text">
      <style:text-properties fo:font-weight="normal" officeooo:rsid="00c15f06" style:font-weight-asian="normal" style:font-weight-complex="normal"/>
    </style:style>
    <style:style style:name="T92" style:family="text">
      <style:text-properties fo:font-weight="normal" officeooo:rsid="00c2e831" style:font-weight-asian="normal" style:font-weight-complex="normal"/>
    </style:style>
    <style:style style:name="T93" style:family="text">
      <style:text-properties fo:font-weight="normal" officeooo:rsid="00ca24d1" style:font-weight-asian="normal" style:font-weight-complex="normal"/>
    </style:style>
    <style:style style:name="T94" style:family="text">
      <style:text-properties fo:font-weight="normal" officeooo:rsid="00ca8e39" style:font-weight-asian="normal" style:font-weight-complex="normal"/>
    </style:style>
    <style:style style:name="T95" style:family="text">
      <style:text-properties fo:font-weight="normal" officeooo:rsid="00cbee88" style:font-weight-asian="normal" style:font-weight-complex="normal"/>
    </style:style>
    <style:style style:name="T96" style:family="text">
      <style:text-properties fo:font-weight="normal" officeooo:rsid="00cdd45c" style:font-weight-asian="normal" style:font-weight-complex="normal"/>
    </style:style>
    <style:style style:name="T97" style:family="text">
      <style:text-properties fo:font-weight="normal" officeooo:rsid="00dcbfaf" style:font-weight-asian="normal" style:font-weight-complex="normal"/>
    </style:style>
    <style:style style:name="T98" style:family="text">
      <style:text-properties fo:font-weight="normal" officeooo:rsid="00e04495" style:font-weight-asian="normal" style:font-weight-complex="normal"/>
    </style:style>
    <style:style style:name="T99" style:family="text">
      <style:text-properties fo:font-weight="normal" officeooo:rsid="00e37cd3" style:font-weight-asian="normal" style:font-weight-complex="normal"/>
    </style:style>
    <style:style style:name="T100" style:family="text">
      <style:text-properties fo:font-weight="normal" officeooo:rsid="00e4c41d" style:font-weight-asian="normal" style:font-weight-complex="normal"/>
    </style:style>
    <style:style style:name="T101" style:family="text">
      <style:text-properties officeooo:rsid="008874ee"/>
    </style:style>
    <style:style style:name="T102" style:family="text">
      <style:text-properties officeooo:rsid="00983163"/>
    </style:style>
    <style:style style:name="T103" style:family="text">
      <style:text-properties officeooo:rsid="009ad3fd"/>
    </style:style>
    <style:style style:name="T104" style:family="text">
      <style:text-properties officeooo:rsid="009ca9ba"/>
    </style:style>
    <style:style style:name="T105" style:family="text">
      <style:text-properties officeooo:rsid="009db11d"/>
    </style:style>
    <style:style style:name="T106" style:family="text">
      <style:text-properties officeooo:rsid="009e1e19"/>
    </style:style>
    <style:style style:name="T107" style:family="text">
      <style:text-properties officeooo:rsid="009e84c6"/>
    </style:style>
    <style:style style:name="T108" style:family="text">
      <style:text-properties officeooo:rsid="009eeb19"/>
    </style:style>
    <style:style style:name="T109" style:family="text">
      <style:text-properties officeooo:rsid="009f1331"/>
    </style:style>
    <style:style style:name="T110" style:family="text">
      <style:text-properties officeooo:rsid="00a6cd8e"/>
    </style:style>
    <style:style style:name="T111" style:family="text">
      <style:text-properties officeooo:rsid="00a791a9"/>
    </style:style>
    <style:style style:name="T112" style:family="text">
      <style:text-properties officeooo:rsid="00a7d637"/>
    </style:style>
    <style:style style:name="T113" style:family="text">
      <style:text-properties officeooo:rsid="00a84af8"/>
    </style:style>
    <style:style style:name="T114" style:family="text">
      <style:text-properties officeooo:rsid="00a9acb4"/>
    </style:style>
    <style:style style:name="T115" style:family="text">
      <style:text-properties officeooo:rsid="00c20812"/>
    </style:style>
    <style:style style:name="T116" style:family="text">
      <style:text-properties officeooo:rsid="00c2e831"/>
    </style:style>
    <style:style style:name="T117" style:family="text">
      <style:text-properties officeooo:rsid="00c76097"/>
    </style:style>
    <style:style style:name="T118" style:family="text">
      <style:text-properties officeooo:rsid="00c8ba3e"/>
    </style:style>
    <style:style style:name="T119" style:family="text">
      <style:text-properties officeooo:rsid="00ce1436"/>
    </style:style>
    <style:style style:name="T120" style:family="text">
      <style:text-properties officeooo:rsid="00d03ccd"/>
    </style:style>
    <style:style style:name="T121" style:family="text">
      <style:text-properties officeooo:rsid="00d12359"/>
    </style:style>
    <style:style style:name="T122" style:family="text">
      <style:text-properties officeooo:rsid="00d3f1c3"/>
    </style:style>
    <style:style style:name="T123" style:family="text">
      <style:text-properties officeooo:rsid="00d4518e"/>
    </style:style>
    <style:style style:name="T124" style:family="text">
      <style:text-properties officeooo:rsid="00d6bc7a"/>
    </style:style>
    <style:style style:name="T125" style:family="text">
      <style:text-properties officeooo:rsid="00daa8f4"/>
    </style:style>
    <style:style style:name="T126" style:family="text">
      <style:text-properties officeooo:rsid="00dc1bdb"/>
    </style:style>
    <style:style style:name="T127" style:family="text">
      <style:text-properties officeooo:rsid="00dcbfaf"/>
    </style:style>
    <style:style style:name="T128" style:family="text">
      <style:text-properties officeooo:rsid="00de20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uzubillahimineşşeytanirracim Bismillahirrahmanirrahim</text:p>
      <text:p text:style-name="Standard"/>
      <text:p text:style-name="P1"><text:tab/><text:tab/>GERÇEK DİN HANGİSİ? HADİ BERABER BULALIM</text:p>
      <text:p text:style-name="P1"/>
      <text:p text:style-name="Standard">Bu makalenin ismi “Gerçek din hangisi? Hadi beraber bulalım!”</text:p>
      <text:p text:style-name="Standard">Bu makalede gerçek dinin hangisi olduğunu öğrenmeye ve kanıtlamaya çalışacağımız bir yazıdır.</text:p>
      <text:p text:style-name="Standard">Önce tek doğru olan dini bulacağız ve bu dinin tek doğru din olduğunu da ıspatlayacağız.</text:p>
      <text:p text:style-name="Standard"/>
      <text:p text:style-name="Standard"><text:tab/>Bu makalenin ana konusu şudur ki şuan günümüz dünyasında birçok din mevcut iken ve</text:p>
      <text:p text:style-name="Standard">mevcut olan birçok dine tabi olan insanların hepsi gerçek din benim inandığım dindir düşüncesi</text:p>
      <text:p text:style-name="Standard">içerisindedir ve bunca dinlere bakıldığında mantıksal olarak tek bir inanç biçimi doğrudur ve 1</text:p>
      <text:p text:style-name="Standard">inanç biçimi dışındaki diğer dinlere tabi olan herkes yanlış bir inanca sahiptir. Bu mantıksal olarak</text:p>
      <text:p text:style-name="Standard">kesin bir ıspat olmakla beraber bu makalede gerçek inancın hangisi olduğunu beraber bulmakla</text:p>
      <text:p text:style-name="Standard">kalmayıp bunu ıspatlayacağız. Ispattan kasıt şu ki kesin olarak doğru inancın hangisi olduğunu</text:p>
      <text:p text:style-name="Standard">kanıtlarıyla beraber öğrenip bu inanca tabi olmayan insanlara öldükten sonra nasıl bir hayatın bu</text:p>
      <text:p text:style-name="Standard">insanları ebedi olarak beklediğini sizde öğrenebilirsiniz. Bu kainatı yaratan yaratıcının siz öldükten</text:p>
      <text:p text:style-name="Standard">sonra ebedi olarak nasıl bir yeri sizin için hazırladığını öğrenmeye hazır mısın?</text:p>
      <text:p text:style-name="P12"/>
      <text:p text:style-name="P12"/>
      <text:p text:style-name="P12"/>
      <text:p text:style-name="P1">1 - EVRİM TEORİSİNİN YANIŞ OLDUĞUNU ISPATLAMA BÖLÜMÜ</text:p>
      <text:p text:style-name="P1"/>
      <text:p text:style-name="Standard">Şimdi öncelikle evrim teorisinden başlayalım. Günümüz dünyasında birçok insan evrim teorisinin</text:p>
      <text:p text:style-name="Standard">doğru olduğuna inanmaktadır. Peki nedir bu evrim teorisi? Bunu açıklayalım. Evrim teorisi</text:p>
      <text:p text:style-name="Standard">Darvin’in ortaya atmış olduğu bir teoridir ve evrim teorisine göre diğer canlılar birbirinden türemiş</text:p>
      <text:p text:style-name="Standard">ve bu evrimleşme süreci uzun yıllarca devam ederek bu evrim süreci sonucu insan ortaya çıkmıştır.</text:p>
      <text:p text:style-name="Standard">Bu bilgi kesin olarak yanlıştır çünkü evrim süreci DNA’daki mutasyonların meydana gelmesi ile</text:p>
      <text:p text:style-name="Standard">ortaya çıkar ve bir canlı DNA’daki büyük mutasyonlar sunucunda varlığını sağlıklı olarak devam</text:p>
      <text:p text:style-name="Standard">ettiremez. Bunun çok basit bir örneği var ki DNA’da gırtlak genini oluşturan GEN dizilimindeki</text:p>
      <text:p text:style-name="Standard">bazlarda ufak bir değişiklik dahi meydana gelse gırtlak çok farklı bir şekil alır ve günümüz</text:p>
      <text:p text:style-name="Standard">dünyasındaki tabiri ile bu sakat olarak tanımlanır. Durum böyle iken bir sürüngenin hatta</text:p>
      <text:p text:style-name="P10">sürüngenden küçük varlıkların evrim süreci ile insana dönüşme <text:span text:style-name="T17">esnasında herhangi bir mutasyona uğrarsa canlı o mutasyon süre</text:span><text:span text:style-name="T18">çleri</text:span><text:span text:style-name="T17">nde varlığını devam ettirmediği için evrim teorisi yanlıştır</text:span>. </text:p>
      <text:p text:style-name="P10">Bu insanlar bu teoriyi ortaya atmasının tek sebebi şudur ki DNA’daki gen dizilimleri diğer canlılar ile benzerlik göstermesidir. Bunu bir örnek ile biraz daha açıklayacak olursak bir insanın DNA’sı ve bir maymunun DNA’sı birbirine benzerlik göstermektedir ve bu benzerlik sadece insan ve maymun için geçerli değildir. Genetik olarak birbirine benzerlik gösteren çok fazla canlı vardır. Bu benzerlikten dolayı evrim teorisi ortaya atılmıştır fakat evrim teorisi genetik olarak birbirine benzeyen canlıların birbirinden türediğini bilgisi tamamen yanlıştır ve bunu ıspatlamak da çok basittir. Bunun ıspatı şudur ki maymun ve insan DNA’sındaki genlerin birbirine benzerlik göstermesinin tek sebebi maymun ve insanın birbirinden türediği için değil bunun gerçeği şudur ki maymun ve insanda birbirine benzer organların bulunmasıdır. Buna örnek verecek olursak maymunda ve insanda kulak organı birbirine benzerlik göstermektedir ve bu kulağı oluşturan genlerdir. Bu yüzden insan ve maymun’un DNA’sındaki baz dizilimlerinin bazı parçaları birbirine benziyor çünkü ikiside kulak, bacak, kıl vs. birçok ortak <text:span text:style-name="T5">yapıya</text:span> sahiptir. Maymun ve insanın birçok ortak organ<text:span text:style-name="T18">ı ve diğer yapıları</text:span> birbirine benzediği için DNA’daki genetik baz dizilimi birbirine benzerlik gösteriyor ve bu insanın maymundan türediği anlamına gelmiyor. İnsan ve maymundaki genetik benzerlik şu anlama geliyor insanda ve maymunda benzerlik gösteren organlar ve diğer yapılar mevcuttur. Kulak, bacak, kıl vs. böyle yapılar maymunda ve insanda ortak olduğu için bu iki canlının genleri genetik olarak birbirine benzerlik gösterir çünkü organları oluşturan DNA’daki gen dizilimidir. Bu gen diziliminde kulak organını örnek vererek genetik olarak evrimin yanlış bir teori olduğunu ıspatladık. Bu evrim teorisinin yanlış bir teori olduğunun bir ıspatıdır. Evrim teorisini az <text:soft-page-break/>önce kesin olarak ve şüpheye hiç yer bırkmadan yanlış olduğunu ıspatladık. Bu teoriye inanan birçok ateist var. Birçok ateist, deist, <text:span text:style-name="T114">başka dinlere mensup insanlar</text:span> ya da kendini bilimsel işlere adayan birçok insan şuan evrim teorisinin yanlış olduğunu bilmiyor. Peki insan evrim sonucu meydana gelmediyse insanlık nereden geldi. Bunun cevabını bize dinler verir, bilim bunun cevabını veremez. Bu sorunun cevabını günümüz dünyasındaki mevcut inançların içinde arayacağız.</text:p>
      <text:p text:style-name="P12"/>
      <text:p text:style-name="P12"/>
      <text:p text:style-name="P12"/>
      <text:p text:style-name="P1">2 - BİG BANG TEORİSİNİN YANLIŞ OLDUĞUNU ISPATLAMA BÖLÜMÜ</text:p>
      <text:p text:style-name="P1"/>
      <text:p text:style-name="P22">İnsan <text:span text:style-name="T19">evrim sonucu ortaya çıkmadıysa insa</text:span><text:span text:style-name="T105">n</text:span><text:span text:style-name="T19">lık nerden geldi ya da </text:span>kim yarattı ve nasıl var oldu? <text:span text:style-name="T19">Aynısı evren ve evrenin içindeki herşey içinde geçerlidir.</text:span> <text:span text:style-name="T19">Evren ve içindeki herşey nasıl var oldu? </text:span>Bu soruya bilim cevap veremez çünkü insanlığın <text:span text:style-name="T19">ve evrenin hatta evrenin içindeki herşeyin</text:span> var olması bir yaratıcı tarafından yaratılma gereksini<text:span text:style-name="T6">mine ihtiyaç</text:span> olduğundan dolayı bu sorunun cevabını din cevap verir. <text:span text:style-name="T7">B</text:span>u makalenin amacı da gerçek din’in hangisi olduğu tespit etmektir. Evreni ve içindeki herşeyi kim yarattı? Bu soruyu biraz daha açalım. Samanyolu galaksisini, bunca galaksileri, galaksi kümelerini ve bunca galaksinin içindeki bütün gezegenleri ve dünyamızı aynı zamanda dünya olarak içinde yaşadığımız gezegenin içindeki bütün canlılar nasıl var oldu ya da bunca şeyi kim yarattı? Bu evreni, bu kainatı ve içindeki herşeyi kim yarattı? Bunun için ortaya bir teori atıldı ve bu teoriye göre evren Big Bang diye bir patlama sonucu ortaya çıkmıştır. Big Bang olarak adlandırılan bu patlamanın sonucu olarak bu evren tesadüfen meydana geldiğini idda edenler, bu evrene bakıp bu kadar büyük bir şeyin kendi başına, tesadüfen ve kendiliğinden meydana geldiğini hatta bir noktadan bile daha küçük bir parçanın ki buna tanrı parçacığı diyorlar, bu parçacığın kendi içine çökmesi sonucu bir patlama ile meydana gelip bu evrenin oluştuğunu idda edenler bu teorinin mantıksız ve yanlış bir teori olduğunu neden kabul etmiyorlar? Bu mantıksal bir yaklaşımdır şimdi bilimsel açıdan yaklaşalım. Bir patlama meydana geldiğinde o patlamanın etkisinde kalan maddeler dönüşür ama Big Bang teorisinde oluşan nebula bulutları var ve bu nebula bulutlarını oluşturacak <text:span text:style-name="T8">yeterli</text:span> <text:span text:style-name="T42">tanecik</text:span> olmadığı için bu bulutlar bilimsel olarak oluşamaz. Çünkü tanrı parçacığı denilen madde çok küçük bir parçadır ve bu <text:span text:style-name="T19">parçacık</text:span> <text:span text:style-name="T39">tanecik</text:span> olarak kendisinden büyük bir şey oluşturamaz biraz daha açıklayalım. Nebulayı ve büyük patlama bir enerji dönüşümüdür ve şuna benzetilebilir. Yağmur yağar su buharlaşır ve bulutlarda bir yoğuşma olup tekrar yağar. <text:span text:style-name="T42">Tanecik</text:span> olarak bu dönüşüm sadece var olduğu miktarda <text:span text:style-name="T42">dönüşür</text:span> ama nebula bulutunu oluşturan madde nebula bulutlarından <text:span text:style-name="T42">tanecik</text:span> <text:span text:style-name="T9">olarak </text:span>çok küçü<text:span text:style-name="T9">k</text:span> olduğu için herhangi <text:span text:style-name="T9">bir</text:span> patlamada nebula bulutlarını oluşturacak yeterli <text:span text:style-name="T19">tanecik</text:span> olmadığınıdan dolayı herhangi bir enerji dönüşümünde nebula bulutu<text:span text:style-name="T11">nu</text:span> oluşturmayacak. <text:span text:style-name="T9">Çünkü tanrı parçacığı denilen madde bir patlamaya uğramış olsa bile nebula bulutlarını oluşturacak kadar bu tanrı parçacığının içinde yeterli tanecik yok.</text:span> Bir madde patlamanın etkisine maruz kaldığı <text:span text:style-name="T42">tanecik oranında</text:span> bir enerji dönüşümü olur ama Big Bang teorisinde <text:span text:style-name="T19">tanrı parçacığı bir patlamaya uğrarsa</text:span> nebula bulutlarını oluşturacak <text:span text:style-name="T9">yeterli</text:span> <text:span text:style-name="T19">tanecik</text:span> olmadığı için bu nebula bulutları<text:span text:style-name="T9">nı</text:span> oluşturacak bir enerji dönüşümü olmayacak ve bu nedenden dolayı bu teori yanlıştır. </text:p>
      <text:p text:style-name="P22"/>
      <text:p text:style-name="P22"><text:span text:style-name="T19"><text:tab/>Big Bang teorisi doğru olsa bile nebula bulutlarının oluşması için yoktan var olması gereken tanecikler olması gerekir ki bu nebula bulutları oluşsun. </text:span><text:span text:style-name="T10">Fizik kurallarına göre hiçbir madde vardan yok olmaz ve hiçbir madde yoktan var olmaz sadece </text:span><text:span text:style-name="T19">enerji</text:span><text:span text:style-name="T10"> dönüşümü olur.</text:span><text:span text:style-name="T19"> Bu fizik kuralına göre Big Bang teorisi yanlıştır. Bu birinci nedendir. </text:span><text:span text:style-name="T10">Bu </text:span><text:span text:style-name="T19">Fizik </text:span><text:span text:style-name="T10">kural</text:span><text:span text:style-name="T19">ına</text:span><text:span text:style-name="T10"> göre tanrı parçacığı olsa bile herhangi bir patlamada nebula bulutlarını oluşturacak kadar taneciğe sahip değildir.</text:span> Birisinin bu evreni yaratması gerekiyor <text:span text:style-name="T20">yani</text:span> bu evren<text:span text:style-name="T20">i</text:span> <text:span text:style-name="T10">yoktan var etmesi gerekiyor çünkü galaksiler ve diğer herşey yoktan var oldu ve evrende </text:span>bir sistem var, <text:span text:style-name="T10">evrendeki</text:span> sistem bir <text:span text:style-name="T42">bilge bir yaratıcının</text:span> ürünü. Biri bu evreni belli sistemlere göre tasarladı ve insanlık evrendeki sistemleri keşfetmek için astronomi bilimi<text:span text:style-name="T12">ni kurdu</text:span>. Bu yüzden Big Bang teorisi yanlış bir teoridir. Çünkü tesadüfen bu evrende bu kadar sistematik bir şey ortaya çıkamaz. Bu evrende herşey bir ölçüye göre hareket <text:soft-page-break/>ediyor ve bu evrende bir sistem mevcuttur tıpkı Kutsal bir kitapta<text:span text:style-name="T42">(Kur’anı Kerim)</text:span> yazılan bir ayet’te söylendiği gibi. Gezegenler ve uzaydaki diğer herşey bir ölçüye göre hareket ediyor. </text:p>
      <text:p text:style-name="P11"/>
      <text:p text:style-name="P14"><text:tab/>Kur’an adındaki kutsal bir kitapta bundan söz edilmektedir. Uzay bilimi ile ilgilenen insanlar tıpkı kur’an’da söylendiği gibi bu evrende bir ölçü <text:span text:style-name="T42">olduğunu biliyorlar</text:span> ve astronomi bilimi bunu ıspatlamıştır. Tıpkı güneşin <text:span text:style-name="T42">dünya etrafında dönmesi </text:span>mevsimleri meydana getirdiği gibi ki bu <text:span text:style-name="T12">evrende herşey bir ölçüye göre yaratıldı</text:span> bilgi<text:span text:style-name="T12">si</text:span> Kur’an da <text:span text:style-name="T42">1400 yıl önce</text:span> zaten söylenilmişti. <text:span text:style-name="T42">Bu evreni yaratn yaratıcıdan Kur’anda söz ediliyor </text:span>ve bu yaratıcının çok bilge olduğunu Kur’an adındaki kutsal kitapta insanlara haber veriyor. Kur’an’da bu evreni yaratan yaratıcının isminin <text:span text:style-name="T1">ALLAH (C.C) </text:span>olduğundan haber verilmektedir.</text:p>
      <text:p text:style-name="P12"/>
      <text:p text:style-name="P12"/>
      <text:p text:style-name="P12"/>
      <text:p text:style-name="P1">3 - KAİNATIN VE KAİNATIN İÇİNDEKİ HERŞEYİN BİR YARATICI TARAFINDAN</text:p>
      <text:p text:style-name="P1"><text:span text:style-name="T124">YARATILDIĞINI</text:span> ISPATLAMA BÖLÜMÜ</text:p>
      <text:p text:style-name="P1"/>
      <text:p text:style-name="Standard">Bu bölümde evreni ve evrenin içindeki herşeyi yaratan bir yaratıcının var olduğunu ve bu</text:p>
      <text:p text:style-name="Standard">yaratıcının kim olduğunu öğrenip ıspatlayacağız. Bu evrenin ne kadar büyük olduğunu görmek</text:p>
      <text:p text:style-name="Standard">istiyorsanız internetten bir video açıp bu evrenin ne kadar büyük olduğuna bakıp bunu yaratan bir</text:p>
      <text:p text:style-name="Standard">yaratıcı olduğunu düşünürseniz bu yaratıcının size neyi emrettiğini bilmek istemez misiniz ve bu</text:p>
      <text:p text:style-name="Standard">yaratıcının emirlerine uymazsanız başınıza ne geleceğini bilmek istemez misiniz? Ortada böyle bir</text:p>
      <text:p text:style-name="Standard">gerçeklik var ve böyle bir yaratıcının var olduğunu ıspatlayalım. Bilgisayar teknolojisini bunun için</text:p>
      <text:p text:style-name="Standard">örnek verelim ve bu teknolojiyi biz yaptık. Bu teknolojinin çalışması için 0 ve 1’ler<text:span text:style-name="T21">le çalışan </text:span>mantık devrelerini tasarladık ve bu mantık devrelerinin belli kurallar çerçevesinde çalışması</text:p>
      <text:p text:style-name="Standard">sonucunda bilgisayar olarak adlandırılan ve sanalda işlemler yapan bir teknoloji ürettik. Bu</text:p>
      <text:p text:style-name="Standard">bilgisayar kendiliğinden oluşabilirmiydi? Bu bilgisayarın var olması için birisinin tasarlaması</text:p>
      <text:p text:style-name="Standard">ihtiyacı var aksi taktirde bu kadar akıllı bir teknoloji ortaya çıkamaz. Evrende de çok <text:span text:style-name="T110">muazam</text:span></text:p>
      <text:p text:style-name="Standard"><text:span text:style-name="T110">yaratılmış</text:span> bir sistem vardır ve bundan dolayı evrenin sistemini incelemek için astronomi</text:p>
      <text:p text:style-name="Standard">diye bir bilim ortaya çıktı. Bir Bilgisayar tesadüfen kendiliğinden ortaya çıkması imkansız olduğu</text:p>
      <text:p text:style-name="Standard">gibi bu evrenin de tesadüfen ortaya çıkması imkansızdır. Çünkü bilgisayar da bir mekanizma var</text:p>
      <text:p text:style-name="Standard">evrenin içinde de bir mekanizma var ve bu evrenin bu mekanizmasını biz hergün görüyoruz. Buna</text:p>
      <text:p text:style-name="Standard">küçük ve hergün karşılaştığımız bir örnek verecek olursak güneş dönüşü günleri meydana getiriyor</text:p>
      <text:p text:style-name="Standard">ve günlerin oluşumu bir mekanizmadır. Canlıları örnek olarak verelim, Canlılarda DNA var ve bu</text:p>
      <text:p text:style-name="Standard">DNA bu canlıları var eden baz dizilimlerine sahip olmakla beraber bu baz dizilimleri canlının</text:p>
      <text:p text:style-name="Standard">organlarını meydana getirmektedir. Genlerdeki baz dizilimi Adenin, Timin, Stozin, Guanin ve</text:p>
      <text:p text:style-name="Standard">Urasil’dir bu yapılar bizim yapı taşlarımızdır. İnsan bu yapılardan meydana geldi ve işlevler gördü.</text:p>
      <text:p text:style-name="Standard">Canlıları var eden ve varlığını sürdüren genlerindeki baz dizilimidir. Bilgisayarlara da işlev veren 0</text:p>
      <text:p text:style-name="Standard">ve 1 ile çalışan mantık devreleridir. Birisi bilgisayarı tasarlamış olmasaydı bilgisayar asla var</text:p>
      <text:p text:style-name="P22">olamazdı, bu evren ve canlılar içinde geçerlidir. </text:p>
      <text:p text:style-name="P22"/>
      <text:p text:style-name="P22"><text:tab/>Bir <text:span text:style-name="T110">yaratıcı</text:span> evreni ve içindeki diğer herşeyi insanı ve diğer canlıları tasarlamış, yaratmış olmasaydı insan ve diğer canlılar asla var olmayacaktı. Bu durum evren içinde geçerlidir biri evreni ve içindekileri <text:span text:style-name="T21">yaratmış</text:span> olmasaydı evren asla var olmayacaktı. Bilgisayarın var olması nasıl bir mühendise yani onu tasarlayan bir varlığa ihtiyaç duyuyorsa bu kainatın var olması da bir yaratıcıya ihtiyaç duyuyor. Bilgisayar örneği verdik çünkü daha anlaşılır olması için. Bu örnek neden bir ıspattır? Çünkü bir bilgisayar kendi başına var olamaz onun var olması birisinin onu tasarlamasına ve dizayn etmesine ihtiyaç duyar bu durum evren ve içindeki herşey içinde geçerlidir. Birisi bu evreni yaratmasaydı bu evren asla var olmayacaktı tıpkı birisi bir bilgisayar yapmasaydı o bilgisayarın asla var olmayacağı gibi. Bu yüzden bir yaratıcı olmak zorunda aksi takdirde bu evren var olamazdı. Bu yaratıcının var olduğunun <text:span text:style-name="T21">mantıksal bir </text:span>ıspatıdır. Bu yaratıcının Allah olduğunun ıspatı şudur ki Allah evreni yarattı ve Kur’an adındaki kutsal kitapta bu evrenin Allah’ın yarattığını ıspatlayacak bir bilgi yerleştirdi. O bilgi şudur ki “Allah bu evreni yarattı ve Allah bu evreni <text:soft-page-break/>genişletmektedir.” Bu evreni yaratan yaratıcı kendi kutsal kitabında bu evrenin onun tarafından yaratıldığını ıspatladığı bir bilgi koydu ve insanlık o bilgiyi günümüz teknolojisi ile bu çağda keşfetti. Bu bilgi 1400 yıl önce kur’an adındaki kutsal kitapta yazıldı. Evrenin genişlediği bilgisi günümüz teknolojisi ile insanlık yeni keşfetmişken bu bilginin 1400 yıl önce bilinmesi imkansızdı çünkü teknoloji ile insanlar yeni bu bilgiyi keşfetti. Bu <text:span text:style-name="T110">ve bunun</text:span> <text:span text:style-name="T110">gibi Kur’an’daki </text:span>bilgi<text:span text:style-name="T110">lerd</text:span>en dolayı Kur’an kitabının bu evreni yaratan Allah tarafından gönderildiği ıspatlı bir gerçektir. Çünkü bu evreni Allah yaratmış olmasaydı 1400 yıl önce bu bilginin bilinmesi imkansızdı ve bu bilgi ancak bu evreni yaratan yaratıcı tarafından 1400 yıl önce bilinebilirdi. Bu yüzden Kur’an bu evreni yaratan yaratıcının gönderdiği bir kitaptır ve Kur’an’daki bu evrenin genişlediği bilgisini Allah 1400 yıl önce bu bilgiyi insanlarla paylaştı <text:span text:style-name="T110">ve </text:span>evrenin 1400 yıl önce genişlediği bilgisi Allah’tan başka hiçkimse bilemezdi. <text:span text:style-name="T110">B</text:span>unun ıspatı da Kur’an da 1400 yıl önce evrenin genişlediği bilgisi <text:span text:style-name="T13">Zariyat Suresi 47. ayette</text:span> yazılmıştır. <text:span text:style-name="T21">Kur’an da bu ve buna benzer mucize</text:span><text:span text:style-name="T22">vi</text:span><text:span text:style-name="T21"> bilgiler çok fazladır ve insanı </text:span><text:span text:style-name="T22">hayeret düşürecek</text:span><text:span text:style-name="T21"> çok fazla </text:span><text:span text:style-name="T22">böyle </text:span><text:span text:style-name="T21">bilgi</text:span><text:span text:style-name="T22">ler</text:span><text:span text:style-name="T21"> mevcuttur. </text:span><text:span text:style-name="T110">Sadece Kur’an’daki tek bir ayet olan zariyat suresi 47. ayet başlı başına bir mucizedir ve Kur’an </text:span><text:span text:style-name="T112">da</text:span><text:span text:style-name="T110"> </text:span><text:span text:style-name="T111">6000’den fazla ayet mevcuttur.</text:span> Bu bölümde bir yaratıcının var olduğunu ıspatladık. O yaratıcının ALLAH(C.C) olduğunu ıspatladık ve gerçek kutsal kitabın kur’an olduğunu da ıspatladık. Kur’an Allah tarafından gönderilen bir kitaptır ve Allah ismini dahi Kur’an’ı okuduğunuzda kendi yaratıcınızın sizlere bildirdiği kendi isimlerinden birisidir.</text:p>
      <text:p text:style-name="P8"/>
      <text:p text:style-name="P8"/>
      <text:p text:style-name="P8"/>
      <text:p text:style-name="P1">4 - BU EVRENİ VE İÇİNDEKİ HERŞEYİ YARATAN YARATICI BİR KİTAP GÖNDERDİ</text:p>
      <text:p text:style-name="P1"/>
      <text:p text:style-name="Standard">Bunu öğrenmenin tek yolu bu evreni ve içindeki herşeyi sizi dahi yaratan yaratıcının sizin okumanız</text:p>
      <text:p text:style-name="Standard">için size gönderdiği Kur’an’ı okumaktır ve bunun başka hiçbir yolu yoktur. Bu evreni yaratan</text:p>
      <text:p text:style-name="Standard">yaratıcı Allah, bunu ıspatladık ve Allah’ın göndermiş olduğu kitabın Kur’an olduğunu da ıspatladık.</text:p>
      <text:p text:style-name="Standard">Allah’ın Kur’an da size söylediği ilk kelime “OKU” kelimesidir. Bu yüzden Kur’an’ı okumaya</text:p>
      <text:p text:style-name="Standard">başlayın ve Allah C.C size göndermiş olduğu Kur’an’ı okuyun. Evreni ve içindeki canlı, cansız</text:p>
      <text:p text:style-name="Standard">hatta bir toz tanesini dahi hiç yokken bu varlıkları yaratan yaratıcının yani Allah’ın size gönderdiği</text:p>
      <text:p text:style-name="Standard">Kur’an’ın içinde ne yazdığını bilmek istiyor musun? Allah tarafından gönderilen Kur’an da seni</text:p>
      <text:p text:style-name="Standard">yaratan, senin anne ve babanı yaratan hatta senin sevdiğin herşeyi yaratan yaratıcının sana ne</text:p>
      <text:p text:style-name="P23">söylediğini ancak senin okuman için sana göndermiş olduğu kur’an’ı okursan öğrenebilirsin. </text:p>
      <text:p text:style-name="P25"><text:tab/></text:p>
      <text:p text:style-name="P23"><text:span text:style-name="T33"><text:tab/>Kur’an’</text:span><text:span text:style-name="T44">ı tefsir ile okunması daha anlaşılır kılan</text:span><text:span text:style-name="T33"> bir kitap olduğundan dolayı tam anlamıyla </text:span><text:span text:style-name="T44">Kur’an’ın anlamını</text:span><text:span text:style-name="T33"> öğrenmeniz için tefsiriyle beraber okumanız daha uygundur. Şu adresten </text:span><text:a xlink:type="simple" xlink:href="https://kuran.diyanet.gov.tr/Tefsir/" text:style-name="Internet_20_link" text:visited-style-name="Visited_20_Internet_20_Link"><text:span text:style-name="T34">https://kuran.diyanet.gov.tr/Tefsir/ </text:span></text:a><text:span text:style-name="T33">Kur’an’ı okuyabilirsiniz. </text:span><text:span text:style-name="T106">Ayrıca Kur’an’ı mobil uygulama olarak indirip okuyabilirsiniz.</text:span><text:span text:style-name="T33"> </text:span>Evrenin ne kadar büyük olduğunu görmek istiyorsan internetten evrenin bir videousunu açıp izle ve o kadar büyük bir evreni yaratan yaratıcı senin okuman için bir kitap gönderdi sana. Şimdi bu kitabı okumayacak mısın?</text:p>
      <text:p text:style-name="Standard"/>
      <text:p text:style-name="Standard"><text:tab/>İslam inancı hakkında bilgi edinmek istiyorsan birçok kaynak mevcuttur ve bu kaynaklardan</text:p>
      <text:p text:style-name="Standard">biri de <text:a xlink:type="simple" xlink:href="https://webdosya.diyanet.gov.tr/hadis/UserFiles/Document/Serlevha.pdf" text:style-name="Internet_20_link" text:visited-style-name="Visited_20_Internet_20_Link">https://webdosya.diyanet.gov.tr/hadis/UserFiles/Document/Serlevha.pdf</text:a> şu adresten</text:p>
      <text:p text:style-name="Standard">ulaşabilirsiniz. Bu adreste “Serlevha” adındaki Türçe yazılmış kitabı alıp islam hakkında detaylı</text:p>
      <text:p text:style-name="Standard">bilgi edinebilirsiniz.</text:p>
      <text:p text:style-name="Standard"/>
      <text:p text:style-name="Standard"><text:tab/>Bu evreni yaratan yaratıcı ölümden sonra sizin için <text:span text:style-name="T121">ahi</text:span><text:span text:style-name="T122">ret</text:span><text:span text:style-name="T121"> hayatının başladığının bilgisini </text:span>göndermiş olduğu kutsal kitabı <text:span text:style-name="T121">olan Kur’an’da haber verilmektedir</text:span>. Bu evreni ve içindeki herşeyi yaratan yaratıcının ismini Kur’an’dan öğrendiğimize göre size nelerden söz ettiğini bilmek istemez misiniz? Kur’an adındaki kutsal kitapta siz öldükten sonra sizin için başka bir dünya yarattığını söylüyor Allah. Tıpkı hiçbir şey yokken bu evreni yaratıp ve sizin varlığınız dahi bilinmiyorken sizi bir anneden ve baba’dan bu dünyaya gelmenizi sağlayan bu yaratıcı siz öldükten sonra sizin için <text:span text:style-name="T122">ahiret hayatının</text:span><text:span text:style-name="T117"> </text:span>haberini de size göndermiş olduğu kutsal kitabında <text:span text:style-name="T117">yani Kur’an’ı Kerim’de </text:span><text:s/><text:soft-page-break/>bildiriyor ve bu kitapda bu dünyaya Ahiret hayatı deniliyor. Ahiret hayatında 2 yer mevcuttur. Biri Cennet ve diğeri Cehhenem. Bu iki yerden birine gireceksiniz başka bir yere gidemezsiniz tıpkı bu dünyaya gelirken kendi Anne ve Babanızı seçemediğiniz gibi Ahirette de gideceksiniz ve bu iki yerden birisini sizin yaratıcınız sizin için karar verecektir. Cennet ve cehennem sonu olmayan bir yerdir ve bu hayat dünya hayatından farklıdır çünkü dünya hayatı siz öldüğünüzde bitiyor. Ama ahiret hayatı sonsuzdur ve asla bitmez. <text:span text:style-name="T119">Bu evreni ve içindeki canlı ve cansız herşeyi yaratan hata yoktan var eden yaratıcının size mükafat olarak vermek istediği yer cennettir</text:span><text:span text:style-name="T115">.</text:span> <text:span text:style-name="T119">Cennetin nasıl bir yer olduğunu bu yüzden hiçkimse anlatamaz. </text:span><text:span text:style-name="T123">Çünkü bu kadar güçlü bir yaratıcının size mükafat vermesi hiçbir şey ile ifade edilemez.</text:span></text:p>
      <text:p text:style-name="P26"/>
      <text:p text:style-name="P26"><text:tab/><text:span text:style-name="T116">Ş</text:span>u evrenin büyüklüğünü bir videodan açıp gördükten sonra bu evreni yaratan yaratıcı sizi</text:p>
      <text:p text:style-name="Standard">cezalandırmak isteseydi sizin için nasıl bir yer hazırlardı? <text:span text:style-name="T116">Yani cehennemde nasıl bir yerdir?</text:span> Bunun bilgisini de bu evreni yaratan yaratıcı <text:span text:style-name="T117">Kur’an’ı Kerimde </text:span>sizin de bilmeniz için size söylemiştir ve bu yere Cehennem deniliyor. Eğer ki <text:span text:style-name="T113">Allah’ın</text:span> <text:span text:style-name="T117">koymuş olduğu kurallara uymazsanız</text:span> <text:span text:style-name="T113">Allah</text:span> sizi Chennemde cezalandıracaktır ve öldükten sonra ahiret hayatının bu dünyadan farklı yanı Ahiret hayatı sonsuza kadar devam edecek ve ölüm orda yok. Bu yüzden Allah’ın kurallarına uymazsanız sizi sonsuza kadar Cehennemde <text:span text:style-name="T117">cezalandıracak</text:span>. Bunun neye benzediğini öğrenmek istiyorsanız internetten bir volkan’ın videosunu izleyin ve o ateşin içinde sonsuza kadar kalacağınızı hayal edin. <text:span text:style-name="T23">Internetten </text:span><text:a xlink:type="simple" xlink:href="https://www.youtube.com/watch?v=O7BxOATWiYk" text:style-name="Internet_20_link" text:visited-style-name="Visited_20_Internet_20_Link"><text:span text:style-name="T23">https://www.youtube.com/watch?v=O7BxOATWiYk</text:span></text:a><text:span text:style-name="T23"> Şu adresten volkanın videosunu izleyip Allah’ın </text:span><text:span text:style-name="T27">yasakladığı şeyleri yapan insanları,</text:span><text:span text:style-name="T23"> </text:span><text:span text:style-name="T30">Allah’ın </text:span><text:span text:style-name="T23">tehdit ettiği azabın nasıl bir şey olduğunu öğrenebilirsiniz </text:span><text:span text:style-name="T24">ya da </text:span><text:a xlink:type="simple" xlink:href="https://www.youtube.com/watch?v=ReOIJFFT9kw" text:style-name="Internet_20_link" text:visited-style-name="Visited_20_Internet_20_Link"><text:span text:style-name="T26">https://www.youtube.com/watch?v=ReOIJFFT9kw</text:span></text:a></text:p>
      <text:p text:style-name="P24"><text:span text:style-name="T24">adresteki görüntüye bakıp bu kainatı yaratan yaratıcının sizi </text:span><text:span text:style-name="T29">ne tür bir azaba</text:span><text:span text:style-name="T24"> karşı uyardığını öğrenebilirsiniz. </text:span><text:span text:style-name="T25">İslam dinine mensup olmayanlar ebedi olarak ateşin içinde kalacaklar. </text:span><text:span text:style-name="T35">Cehennemin <text:s text:c="2"/>tasfiri bu dünyadaki volkandır.</text:span><text:span text:style-name="T23"> </text:span>Volkan cehennemin yanında <text:span text:style-name="T35">çok az bir ateştir </text:span>ve Kur’an da bu söyleniliyor. <text:span text:style-name="T28">Kur’anda cehennem ile ilgili 100 den fazla ayet mevcuttur.</text:span> Bu kadar büyük bir evreni yaratan yaratıcının cehennem için söylediği şey şudur ki “orası çok kötü bir yerdir.” Bu kadar büyük bir evren yaratabilen yaratıcı dahi Cehennem için söylediği şey budur ve bu yaratıcıya itaat etmezseniz sizi sonsuza kadar o cehennemde yakacağını söylüyor. Bu kadar güçlü bir yaratıcı var ve bu evreni yaratabilecek kadar güçlü bir yaratıcı sizi cezalandırmak için yaratmış olduğu bir yerin yani cehennemin ne kadar kötü bir yer olduğunu bilmek ister misin? Bunun bilgisini ancak bu evreni yaratan yaratıcının size göndermiş olduğu kitabından <text:span text:style-name="T113">yani Kur’an’ı Kerim’den</text:span> öğrenebilirsiniz çünkü bu bilgiyi ancak cennet ve cehennemi yaratan ve kutsal kitabında bu bilgiyi sizinle paylaşan yaratıcı bilir başka hiçkimse bilemez. <text:span text:style-name="T14">Cehennem hakkında şu bilgi var ki Cehennemden bir iğne ucu kadar bir delik açılsa </text:span><text:span text:style-name="T15">bu everene, </text:span><text:span text:style-name="T14">bu evren ve içindeki herşey eriyip gider. </text:span><text:span text:style-name="T16">Cehennem hakkında başka kaynaklardan daha detaylı bilgiler edinebilirsiniz.</text:span><text:span text:style-name="T14"> </text:span></text:p>
      <text:p text:style-name="P24"/>
      <text:p text:style-name="P24"><text:tab/>Bu kainatı yaratan yaratıcı kendi kutsal kitabında size bir düşmandan söz ediyor ve bu düşmanın şeytan olduğunu ve bu şeytanında amacı sizi Allah’ın yolundan uzaklaştırmak olduğunu söylüyor ve sizi buna karşı uyarıyor. Bu şeytan sizin Allah’ın cehennemine girmenizi amaçladığını size kendi kutsal kitabında bildirmektedir ve bunu söyleyen bu evreni ve içindeki herşeyi yaratan yaratıcı size bu bilgiyi vermektedir. <text:span text:style-name="T35">Şeytan </text:span><text:span text:style-name="T36">sinsi bir düşman olduğunu ve </text:span><text:span text:style-name="T35">size tuzaklar kuracağını aynı zamanda yalancı olduğunu da gene bu bilgiyi kur’an ve hadislerden öğrenmekteyiz. </text:span><text:span text:style-name="T42">Aynı zamanda şeytandan nasıl kurunacağının bilgisini de gene kur’an </text:span><text:span text:style-name="T43">bu bilgiyi vermektedir</text:span><text:span text:style-name="T42"> ve Kur’an daki Ayetel Kürsi duası okunduğunda şeytanı sizden uzaklaştırdığının bilgisi verilmektedir ve </text:span><text:span text:style-name="T102">sizi</text:span><text:span text:style-name="T42"> şeytana karşı kuruduğunu da söylenmektedir.</text:span> <text:span text:style-name="T45">Ayetel K</text:span><text:span text:style-name="T49">ü</text:span><text:span text:style-name="T45">rsi duası okunduğunda sizi yaratan yaratıcı </text:span><text:span text:style-name="T65">yani Allah </text:span><text:span text:style-name="T127">sizi </text:span><text:span text:style-name="T45">kurumak için</text:span><text:span text:style-name="T47"> melek ordularını yeryüzüne</text:span><text:span text:style-name="T45"> gönderir ve Allah’ın sayısız melek orduları Allah’ın emrini </text:span><text:span text:style-name="T46">sürekli olarak </text:span><text:span text:style-name="T48">gökyüzünde</text:span><text:span text:style-name="T46"> </text:span><text:span text:style-name="T45">beklemektedirler. </text:span><text:span text:style-name="T50">Kur’an daki tek bir dua olan ayetel kürsi duası sizi kurumak içindir ve bunun gibi Kur’an’da Allah’ın sizin de bilmenizi istediği çok fazla dua, </text:span><text:span text:style-name="T51">sure ve bilgi</text:span><text:span text:style-name="T50"> mevcuttur.</text:span><text:span text:style-name="T45"> Kur’an mucizevi bir kitaptır çünkü Kur’an bu evreni yaratan yaratıcının sözleridir. </text:span><text:span text:style-name="T65">İslam dini hakkında bilgi edinmek için interneti kullanabilirsiniz, islam dini ile ilgili kitapları internetten ya da farklı yerlerden alıp bilgi edinebilirsiniz. </text:span><text:span text:style-name="T103">İslam dini ile ilgili </text:span><text:span text:style-name="T104">bilgiler veren </text:span><text:span text:style-name="T103">birçok mobil uygulama da mevcuttur.</text:span><text:span text:style-name="T65"> </text:span><text:span text:style-name="T52">Dua </text:span><text:span text:style-name="T61">ve zikir</text:span><text:span text:style-name="T52"> öğrenmek istiyorsanız şu adresten </text:span><text:soft-page-break/><text:a xlink:type="simple" xlink:href="https://yayin.diyanet.gov.tr/File/Download?path=364_1.pdf&amp;id=364" text:style-name="Internet_20_link" text:visited-style-name="Visited_20_Internet_20_Link"><text:span text:style-name="T52">https://yayin.diyanet.gov.tr/File/Download?</text:span></text:a><text:a xlink:type="simple" xlink:href="https://yayin.diyanet.gov.tr/File/Download?path=364_1.pdf&amp;id=364" text:style-name="Internet_20_link" text:visited-style-name="Visited_20_Internet_20_Link"><text:span text:style-name="T52">path=364_1.pdf&amp;id=364 </text:span></text:a><text:span text:style-name="T52">Ayetel Kürsi gibi birçok dualar mevcuttur aynı zamanda internetten de dua </text:span><text:span text:style-name="T61">ve zikir </text:span><text:span text:style-name="T52">araştırması yapabilirsiniz. </text:span><text:span text:style-name="T60">İslamda birçok dua ve zikir mevcuttur. </text:span><text:span text:style-name="T61">Dua ve Zikirler öğrenmek isterseniz </text:span><text:span text:style-name="T60">Diyanet Vakfının </text:span><text:a xlink:type="simple" xlink:href="https://yayin.diyanet.gov.tr/Category/Index?productType=1" text:style-name="Internet_20_link" text:visited-style-name="Visited_20_Internet_20_Link"><text:span text:style-name="T60">https://yayin.diyanet.gov.tr/Category/Index?productType=1</text:span></text:a><text:span text:style-name="T60"> adresinden dua ve zikirler öğrenebileceğiniz bir adrestir. </text:span><text:span text:style-name="T53">Müslüman insanlar dua ettikten sonra Allah’ın yardımını bekler ve Allah’a tevekkül eder yani bütün umudunu Allah’a bağlar.</text:span><text:span text:style-name="T52"> </text:span>Bu evreni ve içindeki bütün gezegenleri, galaksileri ve galaksi kümelerini kısacası bu evrendeki canlı ve cansız herşeyi yaratan yaratıcı Kur’an adındaki kitapta size şunu bildirdi dedi ki siz <text:span text:style-name="T1">Allah</text:span>’ın tek bir yaratıcı olduğuna ve <text:span text:style-name="T1">Hz. Muhammed s.a.v</text:span>’in onun kulu ve elçisi olduğunu kabul etmezseniz sizi sonsuza kadar ve ölümün olmadığı bir cehennemde sizi cezalandırırım. </text:p>
      <text:p text:style-name="P13"><text:tab/></text:p>
      <text:p text:style-name="P13"><text:tab/><text:span text:style-name="T31">Bu evreni kim yarattı? İnsanı kim yarattı ve diğer sorularınız kur’an 1400 yıl önce cevap vermiş ve bu sorulara bilim değil bu evreni ve insanı yaratan yaratıcı kendisi bunun cevabını vermiş. İslam sorulara cevap verir. Bu yüzden bu tür soruların cevabını kur’an’da aramaya çalışmanız daha doğru olur.</text:span></text:p>
      <text:p text:style-name="P9"/>
      <text:p text:style-name="P9"/>
      <text:p text:style-name="P9"/>
      <text:p text:style-name="P2">5 – İSLAM İNANCI HAKKINDA BİLGİLER</text:p>
      <text:p text:style-name="P2"/>
      <text:p text:style-name="P18"><text:tab/>İslam inancı kendi içinde mezheplere ayrılmıştır ve bu mezheplerden tek doğru mezhep Hz. Muhammed s.a.v’in sünnetlerine göre yaşayan insanlardır. Bu yüzden islamı gerçekten yaşamak istiyorsanız Hz. Muhammed s.a.v’in sünnetlerine göre hareket ederseniz gerçek islamı yaşamış olursunuz. <text:span text:style-name="T65">Hz. Muhammed Mustafa s.a.v bir elçi olarak islam dini Allah’ın emri ile insanlara anlatmıştır.</text:span> <text:span text:style-name="T65">İslam dininin örnek teşkil eden insanları mevcuttur. </text:span><text:span text:style-name="T66">En büyük örnek Hz. Muhammed Mustafa s.a.v’in hayatıdır ve hatta “Hz. Muhammed s.a.v hayatı kur’an idi” yani Kur’an ne emrediyorsa Hz. Muhammed s.a.v Kur’an’a göre hayatını yaşamıştır ve onun arkadaşları ve dostları da islam dinini Hz. Muhammed Mustafa s.a.v’den öğrenip kendi hayatlarını da Kur’an da söylendiği gibi hayatlarını Kur’an’a göre yaşamış ve örnek teşkil eden insanlardır. Bu yüzden sahabe hayatları müthiş olaylarla dolu olmakla beraber Hz. Muhammed s.a.v’in ashabı yani dostları ile ilgili söylediği şey şudur ki “Benim ashabım gökyüzündeki yıldızlar gibidir onları takip ederseniz asla kaybolmazsınız.” Bu şu anlama geliyor peygamber efendimizin ashabının hayatını kendi hayatınıza uygulamaya çalışırsanız asla yolunuzu kaybetmezsiniz. </text:span><text:span text:style-name="T65">Bu dinin örnek teşkil eden insanları peygamber efendimiz</text:span><text:span text:style-name="T66">den sonra peygamber efendimize dost olmuş ve arkadaşlık etmiş </text:span><text:span text:style-name="T65">sahabeleridir yani peygamber efendimize arkadaşlık eden insanlardır ve sahabeler islam dinini Peygamber Efendimiz Hz. Muhammed Mustafa s.a.v den öğrenmekte</text:span><text:span text:style-name="T66">y</text:span><text:span text:style-name="T65">dirler.</text:span></text:p>
      <text:p text:style-name="P18"/>
      <text:p text:style-name="P18"><text:span text:style-name="T14"><text:tab/>İslam dinine baktığımızda insanlık için ne kadar güzel </text:span><text:span text:style-name="T66">davranış </text:span><text:span text:style-name="T14">varsa islam dininin içindedir. </text:span><text:span text:style-name="T32">İslam dininin çok önemli bir özelliği de siz bir konuda ne yapacağınızı bilmediğinizde size ne yapmanız gerektiğini sizi yaratan yaratıcı söyler ve bu şekilde islam dini </text:span><text:span text:style-name="T66">size </text:span><text:span text:style-name="T32">daha güzel bir hayat verir. İslam dinine tabi insanlar herhangi bir konuda ne yapmaları gerektiğini bilmediklerinde islam dinin</text:span><text:span text:style-name="T125">de Kur’an ve hadislere bakar bu şekilde</text:span><text:span text:style-name="T32"> ne yapmaları gerektiğini bilir </text:span><text:span text:style-name="T120">ve </text:span><text:span text:style-name="T32">hayatı</text:span><text:span text:style-name="T120">ları</text:span><text:span text:style-name="T32">na uygularlar. </text:span><text:span text:style-name="T37">İslam hakkında Kur’an ve Hadisler </text:span><text:span text:style-name="T38">ile ilgili bilgi edinirseniz </text:span><text:span text:style-name="T37">daha </text:span><text:span text:style-name="T38">iyi islam dinini öğrenebilirsiniz. </text:span><text:span text:style-name="T40">Bu evreni yaratabilecek kadar gü</text:span><text:span text:style-name="T41">ç</text:span><text:span text:style-name="T40">lü </text:span><text:span text:style-name="T41">ve </text:span><text:span text:style-name="T126">herşeyi bilen</text:span><text:span text:style-name="T40"> bir yaratıcının sizinde bilmeniz için göndermiş olduğu bilgileri Kur’an-</text:span><text:span text:style-name="T118">ı Kerim’den </text:span><text:span text:style-name="T40">öğrenebilirsiniz. </text:span></text:p>
      <text:p text:style-name="P18"/>
      <text:p text:style-name="P27"><text:span text:style-name="T68"><text:tab/></text:span><text:span text:style-name="T98">İslam dininin gereksinimlerini öğrenmek için mezhepler mevcuttur ve bu mezheplerin kitapları mevcuttur. İslam dininin gereksinimlerini şafii ve hanefi mezheplerinden öğrenebilirsiniz ve bunun için diyanet’in sitesindeki şu adresten şafii mezhebi ile ilgili detaylı bilgi edinebileceğiniz kitaplar mevcuttur. </text:span><text:a xlink:type="simple" xlink:href="https://yayin.diyanet.gov.tr/File/Download?path=4130_1.pdf&amp;id=4130" text:style-name="Internet_20_link" text:visited-style-name="Visited_20_Internet_20_Link"><text:span text:style-name="T98">https://yayin.diyanet.gov.tr/File/Download?path=4130_1.pdf&amp;id=4130</text:span></text:a><text:span text:style-name="T98"> ve </text:span><text:a xlink:type="simple" xlink:href="https://yayin.diyanet.gov.tr/File/Download?path=4131_1.pdf&amp;id=4131" text:style-name="Internet_20_link" text:visited-style-name="Visited_20_Internet_20_Link"><text:span text:style-name="T98">https://yayin.diyanet.gov.tr/File/Download?path=4131_1.pdf&amp;id=4131</text:span></text:a><text:span text:style-name="T98">adresinden şafii mezhebini öğrenebilirsiniz.</text:span></text:p>
      <text:p text:style-name="P16"><text:soft-page-break/></text:p>
      <text:p text:style-name="P17"><text:span text:style-name="T54"><text:tab/>İslam dinine girdikten sonra bu dinin birçok kuralı vardır ve bu kurallardan biri de namaz kılmaktır. İslam dinine yeni giren bir kişinin islam dinine mensup insanların yapması zorunlu olan görevleri vardır ve bu görevleri Allah vermiştir. Bu görevlere farz deniliyor ve bu farzları yerine getirmek zorunludur. </text:span><text:span text:style-name="T55">İslam dininde Allah’ın kendi kullarına yasakladığı şeyler vardır. Bu yasakları öğrenilmesi her müslümanın görevidir. </text:span><text:span text:style-name="T56">İslamdaki birçok yasak mevcut olmakla beraber bir yasağa örnek verecek olursak bir insan hiçbir şekilde bir cin ile ilişki kuramaz ve bu yasaklanmış bir şeydir. </text:span><text:span text:style-name="T59">Yani insanların alemi ve cinlerin alemi farklı olduğu için insanların cinler ile iletişim kurmaması gerekiyor.</text:span><text:span text:style-name="T56"> Allah’ın mahlukları arasında koyduğu kurallar vardır. Başka bir örnek daha verelim islamda herşey edep </text:span><text:span text:style-name="T57">ile başlar ve her konuda edepli davranmak islamın </text:span><text:span text:style-name="T56">en önemli özelliklerinden </text:span><text:span text:style-name="T58">birisidir. </text:span></text:p>
      <text:p text:style-name="P17"/>
      <text:p text:style-name="P17"><text:span text:style-name="T62"><text:tab/>İslam dinine girmek için bazı gereksinimler vardır. Bunları öğrenmek için </text:span><text:span text:style-name="T128">islam dinini anlatan kitaplardan bu bilgileri edinebilirsiniz</text:span><text:span text:style-name="T62"> ve bu gereksinimlerin öğrenilmesi gerekmektedir. </text:span><text:span text:style-name="T63">Bu gereksinimlerden biri de islam dinine girerken kılınması gereken bir namaz vardır </text:span><text:span text:style-name="T64">ve bu namazı da öğrenilmesi gerekmektedir. </text:span><text:span text:style-name="T107">İslam dini ile ilgili birçok mobil uygulama mevcuttur. </text:span><text:span text:style-name="T109">İslam dini ile ilgili birçok bilgi, </text:span><text:span text:style-name="T127">K</text:span><text:span text:style-name="T109">itap, </text:span><text:span text:style-name="T107">Hadis ve Kur’an’ın mobil uygulama</text:span><text:span text:style-name="T108">ları </text:span><text:span text:style-name="T109">da mevcuttur. </text:span><text:span text:style-name="T128">İslam dini kendi içinde mezheplere ayrılmıştır ve islam dininde hanefi ve şafii mezhebi ehli sünnet mezheplerindendir.</text:span></text:p>
      <text:p text:style-name="P15"/>
      <text:p text:style-name="P20"><text:span text:style-name="T68"><text:tab/></text:span><text:span text:style-name="T69">İslam dinine mensup ol</text:span><text:span text:style-name="T70">unduğunda </text:span><text:span text:style-name="T69">hiçbir yerde yazılmayan bilgileri Kur’an’dan edindikleri için bilgi açısından çok donanımlı insanlar </text:span><text:span text:style-name="T70">olmaktadırlar ve geçmişte birçok islam dinine mensup komutanların sözleri tarihte yerini almıştır. Bu komutanlardan biri de Halid Bin Velid’tir. </text:span><text:span text:style-name="T75">Halid Bin Velid islam dinine tabi bir komutandır ve 100’den fazla katıldığı savaşların hepsini zafer ile kazanmış bir sahabedir. </text:span><text:span text:style-name="T93">Halid Bind Velid hiçbir savaşı kaybetmemiş peygamber efendimizin sahabelerinden bir komutandır. </text:span><text:span text:style-name="T70">Hz. Ali r.a’nın da birçok sözü mevcuttur ve bir sözü de şu idi “Siz bir zulme uğradıysanız ve bu zulmü durduramıyorsanız bunu herkese </text:span><text:span text:style-name="T72">yayın.</text:span><text:span text:style-name="T70">” derdi. Peygamber efendimizin de birçok sözü mevcuttur fakat peygamber efendimizin hayatı Kur’an olduğu için onun </text:span><text:span text:style-name="T71">islam dini ile ilgili söylediği sözleri hadis</text:span><text:span text:style-name="T70"> olarak adlandırmaktadır</text:span><text:span text:style-name="T71">lar</text:span><text:span text:style-name="T70">. Peygamber efendimizin </text:span><text:span text:style-name="T76">hadislerinden</text:span><text:span text:style-name="T70"> birisi de şudur ki “</text:span><text:span text:style-name="Strong_20_Emphasis"><text:span text:style-name="T70">Ramazan ayı girdiği zaman cennet kapıları açılır, cehennem kapıları kapanır, şeytanlar zincire vurulur.</text:span></text:span>” <text:span text:style-name="T101">Hz. Ömer r.a’ın bir sözü de tarihin sayfalarında yerini almıştır ve der ki “</text:span><text:span text:style-name="Strong_20_Emphasis"><text:span text:style-name="T67">Tevbe edenlerle oturun, onların kalpleri yumuşak olur.” </text:span></text:span><text:span text:style-name="Strong_20_Emphasis"><text:span text:style-name="T77">Ayrıca sahabe hayatlarına baktığınızda birçok sahabenin hayatının </text:span></text:span><text:span text:style-name="Strong_20_Emphasis"><text:span text:style-name="T79">sizin için de örnekler teşkil ettiğini görmüş olursunuz </text:span></text:span><text:span text:style-name="Strong_20_Emphasis"><text:span text:style-name="T92">ve hayatınızda karşılaştığınız birçok zorluk karşısında sahabe hayatlarından kendinize örnekler alıp kendinize daha güzel bir hayat kurabilirsiniz.</text:span></text:span></text:p>
      <text:p text:style-name="P19"/>
      <text:p text:style-name="P19"/>
      <text:p text:style-name="P19"/>
      <text:p text:style-name="P3"><text:span text:style-name="Strong_20_Emphasis"><text:span text:style-name="T4">6</text:span></text:span><text:span text:style-name="Strong_20_Emphasis"><text:span text:style-name="T1"> – İSLAM </text:span></text:span><text:span text:style-name="Strong_20_Emphasis"><text:span text:style-name="T3">DİNİNDEKİ İBADETLER</text:span></text:span><text:span text:style-name="Strong_20_Emphasis"><text:span text:style-name="T1"> HAKKINDA BİLGİLER</text:span></text:span></text:p>
      <text:p text:style-name="P3"><text:span text:style-name="Strong_20_Emphasis"><text:span text:style-name="T1"/></text:span></text:p>
      <text:p text:style-name="P6"><text:span text:style-name="Strong_20_Emphasis"><text:span text:style-name="T3"><text:tab/></text:span></text:span><text:span text:style-name="Strong_20_Emphasis"><text:span text:style-name="T80">İslam dininde </text:span></text:span><text:span text:style-name="Strong_20_Emphasis"><text:span text:style-name="T94">Allah rızasını kazanmak için</text:span></text:span><text:span text:style-name="Strong_20_Emphasis"><text:span text:style-name="T80"> oruç </text:span></text:span><text:span text:style-name="Strong_20_Emphasis"><text:span text:style-name="T94">tutmak</text:span></text:span><text:span text:style-name="Strong_20_Emphasis"><text:span text:style-name="T80"> insanın nefsini </text:span></text:span><text:span text:style-name="Strong_20_Emphasis"><text:span text:style-name="T82">yani kendi istek ve arzularını</text:span></text:span><text:span text:style-name="Strong_20_Emphasis"><text:span text:style-name="T80"> kendi kontrolü</text:span></text:span><text:span text:style-name="Strong_20_Emphasis"><text:span text:style-name="T82">nüz</text:span></text:span><text:span text:style-name="Strong_20_Emphasis"><text:span text:style-name="T80"> altına alma</text:span></text:span><text:span text:style-name="Strong_20_Emphasis"><text:span text:style-name="T82">nıza</text:span></text:span><text:span text:style-name="Strong_20_Emphasis"><text:span text:style-name="T80"> vesile olan bir ibadettir ve </text:span></text:span><text:span text:style-name="Strong_20_Emphasis"><text:span text:style-name="T82">Allah rızası için</text:span></text:span><text:span text:style-name="Strong_20_Emphasis"><text:span text:style-name="T80"> oruç tutmak o kadar faziletli bir ibadettir ki bu ibadetin sevabını sadece Allah verebilir. </text:span></text:span></text:p>
      <text:p text:style-name="P3"><text:span text:style-name="Strong_20_Emphasis"><text:span text:style-name="T2"/></text:span></text:p>
      <text:p text:style-name="P7"><text:span text:style-name="Strong_20_Emphasis"><text:span text:style-name="T72"><text:tab/>Allah, şeytan</text:span></text:span><text:span text:style-name="Strong_20_Emphasis"><text:span text:style-name="T81">ın insanlar için</text:span></text:span><text:span text:style-name="Strong_20_Emphasis"><text:span text:style-name="T72"> bir düşman</text:span></text:span><text:span text:style-name="Strong_20_Emphasis"><text:span text:style-name="T81"> olduğunu bilgisini kur’an’da bizimle paylaşmaktadır</text:span></text:span><text:span text:style-name="Strong_20_Emphasis"><text:span text:style-name="T72"> ve şeytandan kurunmak için eüzü besmeleyi söylediğin</text:span></text:span><text:span text:style-name="Strong_20_Emphasis"><text:span text:style-name="T96">iz</text:span></text:span><text:span text:style-name="Strong_20_Emphasis"><text:span text:style-name="T72">de şeytanlar onlardan korkup kaçar. </text:span></text:span><text:span text:style-name="Strong_20_Emphasis"><text:span text:style-name="T73">Eüzü besmele </text:span></text:span><text:span text:style-name="Strong_20_Emphasis"><text:span text:style-name="T81">şöyle okunur</text:span></text:span><text:span text:style-name="Strong_20_Emphasis"><text:span text:style-name="T73">; “E</text:span></text:span><text:span text:style-name="Strong_20_Emphasis"><text:span text:style-name="T74">u</text:span></text:span><text:span text:style-name="Strong_20_Emphasis"><text:span text:style-name="T73">zubillahimineşşeyt</text:span></text:span><text:span text:style-name="Strong_20_Emphasis"><text:span text:style-name="T74">a</text:span></text:span><text:span text:style-name="Strong_20_Emphasis"><text:span text:style-name="T73">nirrac</text:span></text:span><text:span text:style-name="Strong_20_Emphasis"><text:span text:style-name="T74">i</text:span></text:span><text:span text:style-name="Strong_20_Emphasis"><text:span text:style-name="T73">m Bismillahirrahmanirrah</text:span></text:span><text:span text:style-name="Strong_20_Emphasis"><text:span text:style-name="T74">i</text:span></text:span><text:span text:style-name="Strong_20_Emphasis"><text:span text:style-name="T73">m.” </text:span></text:span><text:span text:style-name="Strong_20_Emphasis"><text:span text:style-name="T76">İslam dini size herhangi bir kitapta yer almayan </text:span></text:span><text:span text:style-name="Strong_20_Emphasis"><text:span text:style-name="T78">mucize dolu</text:span></text:span><text:span text:style-name="Strong_20_Emphasis"><text:span text:style-name="T76"> </text:span></text:span><text:span text:style-name="Strong_20_Emphasis"><text:span text:style-name="T78">bilgiler verir. </text:span></text:span><text:span text:style-name="Strong_20_Emphasis"><text:span text:style-name="T95">Ayetel Kürsi duası okunduğunda ya da Amene Rasulu duası okunduğunda da şeytan uzaklaşır sizden ve size zarar veremez. Bu dualar Kur’an’ı kerimde okunan birçok duadan bazılarıdır.</text:span></text:span></text:p>
      <text:p text:style-name="P4"><text:span text:style-name="Strong_20_Emphasis"><text:span text:style-name="T78"/></text:span></text:p>
      <text:p text:style-name="P5"><text:soft-page-break/><text:span text:style-name="Strong_20_Emphasis"><text:span text:style-name="T78"><text:tab/></text:span></text:span><text:span text:style-name="Strong_20_Emphasis"><text:span text:style-name="T85">Peygamber Efendimizin bazı bilinilmesi gereken sünnetleri vardır. </text:span></text:span><text:span text:style-name="Strong_20_Emphasis"><text:span text:style-name="T82">Peygamber Efendimiz</text:span></text:span><text:span text:style-name="Strong_20_Emphasis"><text:span text:style-name="T83">i</text:span></text:span><text:span text:style-name="Strong_20_Emphasis"><text:span text:style-name="T82">n sünnetlerinden birisi de hergün sabah ve akşamları İhlas, Felak ve Nas surelerin</text:span></text:span><text:span text:style-name="Strong_20_Emphasis"><text:span text:style-name="T83">i euzu besmele çekip</text:span></text:span><text:span text:style-name="Strong_20_Emphasis"><text:span text:style-name="T82"> </text:span></text:span><text:span text:style-name="Strong_20_Emphasis"><text:span text:style-name="T85">bu 3 s</text:span></text:span><text:span text:style-name="Strong_20_Emphasis"><text:span text:style-name="T86">u</text:span></text:span><text:span text:style-name="Strong_20_Emphasis"><text:span text:style-name="T85">reyide peş peşe </text:span></text:span><text:span text:style-name="Strong_20_Emphasis"><text:span text:style-name="T86">her bir sureyi </text:span></text:span><text:span text:style-name="Strong_20_Emphasis"><text:span text:style-name="T85">3’</text:span></text:span><text:span text:style-name="Strong_20_Emphasis"><text:span text:style-name="T86">er</text:span></text:span><text:span text:style-name="Strong_20_Emphasis"><text:span text:style-name="T85"> defa </text:span></text:span><text:span text:style-name="Strong_20_Emphasis"><text:span text:style-name="T82">okuduktan sonra avucuna üfleyip avucunu bütün vücuduna sürerdi</text:span></text:span><text:span text:style-name="Strong_20_Emphasis"><text:span text:style-name="T97">. Dualar ile Allah’tan o kişiyi insan ve şeytanlardan kurumak için yardım istenir</text:span></text:span><text:span text:style-name="Strong_20_Emphasis"><text:span text:style-name="T83">.</text:span></text:span><text:span text:style-name="Strong_20_Emphasis"><text:span text:style-name="T82"> Peygamber Efendimizin sünnetleri islam dininde çok önemli bir yere sahiptir </text:span></text:span><text:span text:style-name="Strong_20_Emphasis"><text:span text:style-name="T84">ve peygamber efendimizin bunun gibi birçok sünneti mevcuttur</text:span></text:span><text:span text:style-name="Strong_20_Emphasis"><text:span text:style-name="T82">. </text:span></text:span></text:p>
      <text:p text:style-name="P5"><text:span text:style-name="Strong_20_Emphasis"><text:span text:style-name="T82"/></text:span></text:p>
      <text:p text:style-name="P5"><text:span text:style-name="Strong_20_Emphasis"><text:span text:style-name="T82"><text:tab/></text:span></text:span><text:span text:style-name="Strong_20_Emphasis"><text:span text:style-name="T87">İslam dinini insanlara anlatmak ve bu dininin yayılmasına vesile olmak Allah’ın yanında yeryüzündeki herşeyden daha değerlidir ve bu her müslümanın yapması gereken bir görevdir. </text:span></text:span><text:span text:style-name="Strong_20_Emphasis"><text:span text:style-name="T88">Her müslüman elinden geldiğince islam dinini tebliğ etmesi </text:span></text:span><text:span text:style-name="Strong_20_Emphasis"><text:span text:style-name="T89">yani islam dinini</text:span></text:span><text:span text:style-name="Strong_20_Emphasis"><text:span text:style-name="T88"> yayması </text:span></text:span><text:span text:style-name="Strong_20_Emphasis"><text:span text:style-name="T90">ya da islam dininin yayılmasına vesile olması</text:span></text:span><text:span text:style-name="Strong_20_Emphasis"><text:span text:style-name="T88"> </text:span></text:span><text:span text:style-name="Strong_20_Emphasis"><text:span text:style-name="T91">gerekmektedir.</text:span></text:span></text:p>
      <text:p text:style-name="P5"><text:span text:style-name="Strong_20_Emphasis"><text:span text:style-name="T91"/></text:span></text:p>
      <text:p text:style-name="P5"><text:span text:style-name="Strong_20_Emphasis"><text:span text:style-name="T91"><text:tab/></text:span></text:span><text:span text:style-name="Strong_20_Emphasis"><text:span text:style-name="T99">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Ayetel Kürsi duası ya da Duha suresini de okuduğunuzda sizi kuruyan Kur’anda dualar mevcuttur.</text:span></text:span></text:p>
      <text:p text:style-name="P5"><text:span text:style-name="Strong_20_Emphasis"><text:span text:style-name="T99"/></text:span></text:p>
      <text:p text:style-name="P5"><text:span text:style-name="Strong_20_Emphasis"><text:span text:style-name="T99"><text:tab/></text:span></text:span><text:span text:style-name="Strong_20_Emphasis"><text:span text:style-name="T100">İslam dini hakkında detaylı bilgiler veren islam ilmihalini şu adresten erişebilirsiniz.</text:span></text:span></text:p>
      <text:p text:style-name="P29"><text:a xlink:type="simple" xlink:href="https://yayin.diyanet.gov.tr/File/Download?path=islam_ilmihali.pdf&amp;id=392" text:style-name="Internet_20_link" text:visited-style-name="Visited_20_Internet_20_Link"><text:span text:style-name="Strong_20_Emphasis"><text:span text:style-name="T100">https://yayin.diyanet.gov.tr/File/Download?path=islam_ilmihali.pdf&amp;id=392</text:span></text:span></text:a><text:span text:style-name="Strong_20_Emphasis"><text:span text:style-name="T100"> ve islam ilmihali gibi şafii ve hanefi ilmihali kitapları da gene diyanetin sitesinden araştırıp erişebilirsiniz.</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22:26:45.411471973</meta:creation-date>
    <dc:date>2022-04-09T11:43:41.753006617</dc:date>
    <meta:editing-duration>PT5H52M31S</meta:editing-duration>
    <meta:editing-cycles>172</meta:editing-cycles>
    <meta:generator>LibreOffice/7.2.6.2$Linux_X86_64 LibreOffice_project/20$Build-2</meta:generator>
    <meta:document-statistic meta:table-count="0" meta:image-count="0" meta:object-count="0" meta:page-count="8" meta:paragraph-count="93" meta:word-count="4200" meta:character-count="30650" meta:non-whitespace-character-count="26499"/>
  </office:meta>
</office:document-meta>
</file>